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Georgia" fo:font-size="14pt" officeooo:rsid="00001242" officeooo:paragraph-rsid="00001242" style:font-size-asian="14pt" style:font-size-complex="14pt"/>
    </style:style>
    <style:style style:name="P2" style:family="paragraph" style:parent-style-name="Standard">
      <style:text-properties style:font-name="Georgia" fo:font-size="14pt" officeooo:rsid="00001242" officeooo:paragraph-rsid="00001242" style:font-size-asian="14pt" style:font-size-complex="14pt"/>
    </style:style>
    <style:style style:name="P3" style:family="paragraph" style:parent-style-name="Standard">
      <style:text-properties style:font-name="Georgia" fo:font-size="14pt" style:font-size-asian="14pt" style:font-size-complex="14pt"/>
    </style:style>
    <style:style style:name="T1" style:family="text">
      <style:text-properties officeooo:rsid="0000124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ugust 1, 2025</text:p>
      <text:p text:style-name="P2"/>
      <text:p text:style-name="P2">Dear Dad,</text:p>
      <text:p text:style-name="P2"/>
      <text:p text:style-name="P3"><text:tab/>I’m trying not to be sad. I’m trying not to be angry. But it’s so difficult for me. The truth is I miss you. I miss being able to pick up the phone and talk to you. Just tell me what to do and how to feel. Because right now I’m so confuse<text:span text:style-name="T1">d! I don’t know how to feel right now dad. I just don’t know.</text:span></text:p>
      <text:p text:style-name="P3"><text:tab/><text:span text:style-name="T1">I know you didn’t understand how I could have anxiety or my other mental issues. I wish you could have understood it but it’s okay. I want you to know I’m okay with it.</text:span></text:p>
      <text:p text:style-name="P3"/>
      <text:p text:style-name="P2">Love,</text:p>
      <text:p text:style-name="P2">Kyl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Georgia" svg:font-family="Georgia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officeooo:rsid="0000124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6T09:07:18.148227061</meta:creation-date>
    <dc:date>2026-02-16T09:20:28.482668403</dc:date>
    <meta:editing-duration>PT13M10S</meta:editing-duration>
    <meta:editing-cycles>1</meta:editing-cycles>
    <meta:document-statistic meta:table-count="0" meta:image-count="0" meta:object-count="0" meta:page-count="1" meta:paragraph-count="6" meta:word-count="107" meta:character-count="501" meta:non-whitespace-character-count="398"/>
    <meta:generator>LibreOffice/24.2.7.2$Linux_X86_64 LibreOffice_project/420$Build-2</meta:generator>
  </office:meta>
</office:document-meta>
</file>